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subtitle">
      <style:graphic-properties draw:fill-color="#ffffff" fo:min-height="16.255cm"/>
    </style:style>
    <style:style style:name="pr5" style:family="presentation" style:parent-style-name="Nature_5f_Illustratio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size="30pt" style:font-size-asian="30pt" style:font-size-complex="30pt"/>
    </style:style>
    <style:style style:name="P3" style:family="paragraph">
      <loext:graphic-properties draw:fill-color="#ffffff"/>
      <style:text-properties style:font-name="Liberation Mono" fo:font-size="30pt" style:font-size-asian="30pt" style:font-size-complex="30pt"/>
    </style:style>
    <style:style style:name="T1" style:family="text">
      <style:text-properties style:font-name="Liberation Mon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Sintaxis CSS 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32" presentation:use-date-time-name="dtd1" xml:id="id2" draw:id="id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 text:style-name="P2"><text:span text:style-name="T1">Carlos Alemán</text:span></text:p>
            <text:p text:style-name="P2"><text:span text:style-name="T1">@codefuncode 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5:46:21.353832494</meta:creation-date>
    <meta:editing-duration>PT31M24S</meta:editing-duration>
    <meta:editing-cycles>4</meta:editing-cycles>
    <meta:generator>LibreOffice/6.0.7.3$Linux_X86_64 LibreOffice_project/00m0$Build-3</meta:generator>
    <dc:title>Nature Illustration</dc:title>
    <meta:initial-creator>codefuncode </meta:initial-creator>
    <dc:date>2020-06-06T16:17:45.303566249</dc:date>
    <dc:creator>codefuncode </dc:creator>
    <meta:document-statistic meta:object-count="39"/>
  </office:meta>
</office:document-meta>
</file>